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8%"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break-before="page"/>
    </style:style>
    <style:style style:name="P4" style:family="paragraph" style:parent-style-name="Standard" style:list-style-name="WWNum3">
      <style:paragraph-properties fo:margin-left="0.1965in" fo:margin-right="0in" fo:margin-top="0.1665in" fo:margin-bottom="0.1665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paragraph-properties fo:margin-top="0.1665in" fo:margin-bottom="0.1665in" loext:contextual-spacing="false" fo:line-height="100%" fo:text-align="justify" style:justify-single-word="false"/>
    </style:style>
    <style:style style:name="P6"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7"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9"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10"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11"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1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6"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18"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20"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21"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23"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26" style:family="paragraph" style:parent-style-name="Standard">
      <style:paragraph-properties fo:margin-left="1in" fo:margin-right="0in" fo:text-indent="0in" style:auto-text-indent="false"/>
    </style:style>
    <style:style style:name="P27" style:family="paragraph" style:parent-style-name="Standard">
      <style:paragraph-properties fo:margin-left="1in" fo:margin-right="0in" fo:text-align="justify" style:justify-single-word="false" fo:text-indent="0in" style:auto-text-indent="false"/>
    </style:style>
    <style:style style:name="P28" style:family="paragraph" style:parent-style-name="Standard" style:list-style-name="WWNum6">
      <style:paragraph-properties fo:margin-left="0.5in" fo:margin-right="0in" fo:margin-top="0.166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6">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6">
      <style:paragraph-properties fo:margin-left="0.5in" fo:margin-right="0in" fo:margin-top="0in" fo:margin-bottom="0.1665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paragraph-properties fo:margin-left="1.5in" fo:margin-right="0in" fo:text-indent="0in" style:auto-text-indent="false"/>
    </style:style>
    <style:style style:name="P32" style:family="paragraph" style:parent-style-name="Standard" style:master-page-name="Standard">
      <style:paragraph-properties style:page-number="1"/>
    </style:style>
    <style:style style:name="P33" style:family="paragraph">
      <loext:graphic-properties draw:fill="solid" draw:fill-color="#a0a0a0"/>
      <style:paragraph-properties fo:text-align="center"/>
    </style:style>
    <style:style style:name="T1" style:family="text">
      <style:text-properties fo:font-size="19pt" fo:font-weight="bold" style:font-size-asian="19pt" style:font-weight-asian="bold" style:font-size-complex="19pt"/>
    </style:style>
    <style:style style:name="T2" style:family="text">
      <style:text-properties fo:font-size="15pt" fo:font-weight="bold" style:font-size-asian="15pt" style:font-weight-asian="bold" style:font-size-complex="15pt"/>
    </style:style>
    <style:style style:name="T3" style:family="text">
      <style:text-properties fo:font-size="13pt" fo:font-weight="bold" style:font-size-asian="13pt" style:font-weight-asian="bold" style:font-size-complex="13pt"/>
    </style:style>
    <style:style style:name="T4" style:family="text">
      <style:text-properties fo:font-size="13pt" style:text-underline-style="none" fo:font-weight="bold" style:font-size-asian="13pt" style:font-weight-asian="bold" style:font-size-complex="13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P1"><text:span text:style-name="T1">ΠΑΝΕΠΙΣΤΗΜΙΟ ΜΑΚΕΔΟΝΙΑΣ</text:span></text:p>
      <text:p text:style-name="P1"><text:span text:style-name="T1">ΕΦΑΡΜΟΣΜΕΝΗ ΠΛΗΡΟΦΟΡΙΚΗ</text:span></text:p>
      <text:p text:style-name="P1"><text:span text:style-name="T1">Π.Μ.Σ. Ανάπτυξη Λογισμικού και Νέφος</text:span></text:p>
      <text:p text:style-name="Standard"/>
      <text:p text:style-name="P1"><text:span text:style-name="T1"><text:s/></text:span></text:p>
      <text:p text:style-name="P1"><text:span text:style-name="T1">Διαχείριση και Αναλυτική Δεδομένων </text:span></text:p>
      <text:p text:style-name="P1"><text:span text:style-name="T1">στο Υπολογιστικό Νέφος</text:span></text:p>
      <text:p text:style-name="Standard"/>
      <text:p text:style-name="Standard"/>
      <text:p text:style-name="Standard"/>
      <text:p text:style-name="Standard"/>
      <text:p text:style-name="P1"><text:span text:style-name="T1">MongoDB</text:span></text:p>
      <text:p text:style-name="Standard"/>
      <text:p text:style-name="P1"><text:span text:style-name="T2">ΕΥΣΤΑΘΙΟΣ ΙΩΣΗΦΙΔΗΣ</text:span></text:p>
      <text:p text:style-name="P1"><text:soft-page-break/><text:span text:style-name="T2">ΑΜ: mai2501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ΘΕΣΣΑΛΟΝΙΚΗ ΑΠΡΙΛΙΟΣ 2025</text:p>
      <text:p text:style-name="Standard"/>
      <text:p text:style-name="P3"><text:span text:style-name="T2">Ερώτημα Α</text:span></text:p>
      <text:p text:style-name="Standard"/>
      <text:list xml:id="list2984386885" text:style-name="WWNum3">
        <text:list-item>
          <text:p text:style-name="P4"><text:span text:style-name="T3">Εισαγωγή</text:span></text:p>
        </text:list-item>
      </text:list>
      <text:p text:style-name="P5">Αυτή η αναφορά παρουσιάζει δύο εναλλακτικούς σχεδιασμούς βάσεων δεδομένων MongoDB για ένα σύστημα ταξιδιωτικού γραφείου, ο καθένας βελτιστοποιημένος για διαφορετικά σύνολα ερωτημάτων (query patterns). Ο πρώτος σχεδιασμός (Σχεδιασμός Α) είναι βελτιστοποιημένος για ερωτήματα που αφορούν συγκεντρωτικές πληροφορίες και στατιστικά στοιχεία (queries τύπου α), ενώ ο δεύτερος σχεδιασμός (Σχεδιασμός Β) είναι βελτιστοποιημένος για ερωτήματα που επικεντρώνονται στην ανάκτηση δεδομένων για συγκεκριμένες οντότητες, όπως οι κρατήσεις ενός πελάτη ή οι εκδρομές ενός ξεναγού (queries τύπου β). Στόχος είναι η ανάδειξη των σχεδιαστικών επιλογών και των συνεπαγόμενων πλεονεκτημάτων και μειονεκτημάτων κάθε προσέγγισης στο πλαίσιο των απαιτήσεων του ταξιδιωτικού γραφείου.</text:p>
      <text:p text:style-name="P5"><text:span text:style-name="T3">2. Μεθοδολογία</text:span></text:p>
      <text:p text:style-name="P5">Στην παρούσα ανάλυση, ακολουθήθηκε μια μεθοδολογία σχεδιασμού βάσεων δεδομένων MongoDB με γνώμονα την απόδοση συγκεκριμένων τύπων ερωτημάτων. Η διαδικασία περιλάμβανε τα εξής βήματα:</text:p>
      <text:list xml:id="list793921758" text:style-name="WWNum1">
        <text:list-item>
          <text:p text:style-name="P6"><text:span text:style-name="T5">Ανάλυση Απαιτήσεων:</text:span> Μελετήθηκαν τα δύο διακριτά σύνολα ερωτημάτων (α και β) που τέθηκαν ως απαιτήσεις για το σύστημα του ταξιδιωτικού γραφείου. Αυτά τα ερωτήματα καθόρισαν τα κριτήρια βελτιστοποίησης για κάθε σχεδιασμό.</text:p>
        </text:list-item>
        <text:list-item>
          <text:p text:style-name="P13"><text:span text:style-name="T5">Προσδιορισμός Οντοτήτων:</text:span> Εντοπίστηκαν οι κύριες οντότητες του συστήματος: Πελάτες (Customers), Πτήσεις (Flights), Ξενοδοχεία (Hotels), Ενοικιάσεις Αυτοκινήτων (Car Rentals), Κρατήσεις (Bookings), Εκδρομές (Tours) και Ξεναγοί (Tour Guides).</text:p>
        </text:list-item>
        <text:list-item>
          <text:p text:style-name="P13"><text:span text:style-name="T5">Σχεδιαστικές Προσεγγίσεις MongoDB:</text:span> Για την υλοποίηση των δύο εναλλακτικών σχεδιασμών, αξιοποιήθηκαν οι θεμελιώδεις τεχνικές μοντελοποίησης της MongoDB:</text:p>
          <text:list>
            <text:list-item>
              <text:p text:style-name="P23"><text:span text:style-name="T5">Σχεσιακή Προσέγγιση (Referencing):</text:span> Χρησιμοποιήθηκαν αναφορές (ObjectIDs) για τη σύνδεση εγγράφων μεταξύ διαφορετικών συλλογών. Αυτή η προσέγγιση αποτέλεσε τη βάση για τον Σχεδιασμό Α, ο οποίος ευνοεί την ακεραιότητα και τη μείωση της επανάληψης δεδομένων, αλλά μπορεί να απαιτεί πολλαπλές αναζητήσεις (joins μέσω $lookup) για τη σύνθεση πλήρους πληροφορίας.</text:p>
            </text:list-item>
            <text:list-item>
              <text:p text:style-name="P23"><text:span text:style-name="T5">Ενσωμάτωση (Embedding):</text:span> Ενσωματώθηκαν σχετικά δεδομένα απευθείας μέσα στα έγγραφα γονείς. Αυτή η προσέγγιση υιοθετήθηκε εκτενώς στον Σχεδιασμό Β, με στόχο την ταχύτερη ανάκτηση δεδομένων για συγκεκριμένες οντότητες μέσω λιγότερων ή μίας μόνο ανάγνωσης, με πιθανό κόστος την επανάληψη δεδομένων και την πολυπλοκότητα στις ενημερώσεις.</text:p>
            </text:list-item>
          </text:list>
        </text:list-item>
        <text:list-item>
          <text:p text:style-name="P13"><text:span text:style-name="T5">Καθορισμός Δομής Συλλογών και Εγγράφων:</text:span> Για κάθε σχεδιασμό (Α και Β), ορίστηκαν οι απαραίτητες συλλογές (collections) και η δομή των εγγράφων (documents) εντός αυτών, συμπεριλαμβάνοντας τα πεδία που κρίθηκαν χρήσιμα για την κάλυψη των λειτουργικών αναγκών και των ερωτημάτων. Υποθέσαμε τη χρήση κατάλληλων τύπων δεδομένων (π.χ., ISODate για ημερομηνίες, ObjectId για αναφορές).</text:p>
        </text:list-item>
        <text:list-item>
          <text:p text:style-name="P17"><text:span text:style-name="T5">Αξιολόγηση Βάσει Ερωτημάτων:</text:span> Κάθε σχεδιασμός αξιολογήθηκε θεωρητικά ως προς την ευκολία και την απόδοση με την οποία μπορεί να απαντήσει στο αντίστοιχο σύνολο ερωτημάτων (α ή β) για το οποίο βελτιστοποιήθηκε, καθώς και στο εναλλακτικό σύνολο.</text:p>
        </text:list-item>
      </text:list>
      <text:p text:style-name="P5"><text:span text:style-name="T3">3. Αποτελέσματα: Ανάλυση Σχεδιασμών</text:span></text:p>
      <text:p text:style-name="P5">Σε αυτή την ενότητα παρουσιάζονται αναλυτικά οι δύο προτεινόμενοι σχεδιασμοί. Για κάθε σχεδιασμό, περιγράφεται η δομή των βασικών συλλογών μέσω δειγμάτων εγγράφων και αναλύεται η απόδοσή του ως προς τα καθορισμένα σύνολα ερωτημάτων (α) και (β).</text:p>
      <text:list xml:id="list4225513340" text:style-name="WWNum2">
        <text:list-item>
          <text:p text:style-name="P12"><text:span text:style-name="T5">3.1 Σχεδιασμός Α: Βελτιστοποίηση για Ερωτήματα (α)</text:span></text:p>
          <text:list>
            <text:list-item>
              <text:p text:style-name="P24"><text:span text:style-name="T6">Φιλοσοφία:</text:span> Ο Σχεδιασμός Α υιοθετεί μια προσέγγιση που μοιάζει περισσότερο με τις σχεσιακές βάσεις δεδομένων, χρησιμοποιώντας αναφορές (references) με τη μορφή ObjectIds για τη σύνδεση εγγράφων μεταξύ διαφορετικών, εξειδικευμένων συλλογών. Στόχος είναι η ελαχιστοποίηση της επανάληψης δεδομένων (normalization) και η διατήρηση της συνοχής. Αυτή η δομή είναι εγγενώς κατάλληλη για ερωτήματα που απαιτούν συγκεντρωτικές λειτουργίες (aggregation) ή φιλτράρισμα πάνω σε μεγάλους όγκους ομοειδών οντοτήτων (π.χ., όλες οι πτήσεις προς έναν προορισμό, όλα τα ξενοδοχεία σε ένα εύρος τιμών).</text:p>
            </text:list-item>
            <text:list-item>
              <text:p text:style-name="P25"><text:span text:style-name="T6">Δομή Συλλογών (customers, flights, hotels, car_rentals, tours, tour_guides, bookings):</text:span></text:p>
            </text:list-item>
          </text:list>
        </text:list-item>
      </text:list>
      <text:p text:style-name="P26"><text:span text:style-name="T5">1. customers</text:span>: Πληροφορίες πελατών.</text:p>
      <text:p text:style-name="P26"/>
      <text:p text:style-name="P26">{</text:p>
      <text:p text:style-name="P26"><text:soft-page-break/><text:s text:c="2"/>"_id": ObjectId("60f5a9f7e8b4a0b3e8f1b1b1"),</text:p>
      <text:p text:style-name="P26"><text:s text:c="2"/>"first_name": "Γιώργος",</text:p>
      <text:p text:style-name="P26"><text:s text:c="2"/>"last_name": "Παπαδόπουλος",</text:p>
      <text:p text:style-name="P26"><text:s text:c="2"/>"email": "mai24000@uom.edu.gr",</text:p>
      <text:p text:style-name="P26"><text:s text:c="2"/>"phone": "2311234567",</text:p>
      <text:p text:style-name="P26"><text:s text:c="2"/>"address": {</text:p>
      <text:p text:style-name="P26"><text:s text:c="4"/>"street": "Λεωφ. Αθηνών 10",</text:p>
      <text:p text:style-name="P26"><text:s text:c="4"/>"city": "Θεσσαλονίκη",</text:p>
      <text:p text:style-name="P26"><text:s text:c="4"/>"postal_code": "54242",</text:p>
      <text:p text:style-name="P26"><text:s text:c="4"/>"country": "Ελλάδα"</text:p>
      <text:p text:style-name="P26"><text:s text:c="2"/>},</text:p>
      <text:p text:style-name="P26"><text:s text:c="2"/>"registration_date": ISODate("2025-01-15T10:00:00Z")</text:p>
      <text:p text:style-name="P26"><text:s text:c="2"/>// Δεν ενσωματώνουμε κρατήσεις εδώ για να απαντήσουμε εύκολα στο α.1 μέσω της συλλογής bookings</text:p>
      <text:p text:style-name="P26">}</text:p>
      <text:p text:style-name="P26"><text:s text:c="3"/></text:p>
      <text:p text:style-name="P26"><text:span text:style-name="T5">2. flights</text:span>: Πληροφορίες πτήσεων.<text:line-break/> <text:s text:c="5"/></text:p>
      <text:p text:style-name="P26">{</text:p>
      <text:p text:style-name="P26"><text:s text:c="2"/>"_id": ObjectId("60f5aa3be8b4a0b3e8f1b1b2"),</text:p>
      <text:p text:style-name="P26"><text:s text:c="2"/>"airline": "Aegean Airlines",</text:p>
      <text:p text:style-name="P26"><text:s text:c="2"/>"flight_number": "A3 501",</text:p>
      <text:p text:style-name="P26"><text:s text:c="2"/>"departure": {</text:p>
      <text:p text:style-name="P26"><text:soft-page-break/><text:s text:c="4"/>"airport_code": "SKG",</text:p>
      <text:p text:style-name="P26"><text:s text:c="4"/>"city": "Θεσσαλονίκη",</text:p>
      <text:p text:style-name="P26"><text:s text:c="4"/>"country": "Ελλάδα",</text:p>
      <text:p text:style-name="P26"><text:s text:c="4"/>"datetime": ISODate("2025-01-20T14:30:00Z")</text:p>
      <text:p text:style-name="P26"><text:s text:c="2"/>},</text:p>
      <text:p text:style-name="P26"><text:s text:c="2"/>"arrival": {</text:p>
      <text:p text:style-name="P26"><text:s text:c="4"/>"airport_code": "ATH",</text:p>
      <text:p text:style-name="P26"><text:s text:c="4"/>"city": "Αθήνα",</text:p>
      <text:p text:style-name="P26"><text:s text:c="4"/>"country": "Ελλάδα",</text:p>
      <text:p text:style-name="P26"><text:s text:c="4"/>"datetime": ISODate("2025-01-20T15:15:00Z")</text:p>
      <text:p text:style-name="P26"><text:s text:c="2"/>},</text:p>
      <text:p text:style-name="P26"><text:s text:c="2"/>"price_eur": 80.50,</text:p>
      <text:p text:style-name="P26"><text:s text:c="2"/>"available_seats": 120</text:p>
      <text:p text:style-name="P26">}</text:p>
      <text:p text:style-name="P26"/>
      <text:p text:style-name="P26"><text:span text:style-name="T5">3. hotels</text:span>: Πληροφορίες ξενοδοχείων.<text:line-break/></text:p>
      <text:p text:style-name="P26">{</text:p>
      <text:p text:style-name="P26"><text:s text:c="2"/>"_id": ObjectId("60f5aa6ce8b4a0b3e8f1b1b3"),</text:p>
      <text:p text:style-name="P26"><text:s text:c="2"/>"name": "Hotel President",</text:p>
      <text:p text:style-name="P26"><text:s text:c="2"/>"city": "Αθήνα",</text:p>
      <text:p text:style-name="P26"><text:s text:c="2"/>"country": "Ελλάδα",</text:p>
      <text:p text:style-name="P26"><text:soft-page-break/><text:s text:c="2"/>"stars": 5,</text:p>
      <text:p text:style-name="P26"><text:s text:c="2"/>"address": "Λεωφ. Κηφισίας 43",</text:p>
      <text:p text:style-name="P26"><text:s text:c="2"/>"amenities": ["Pool", "WiFi", "Restaurant", "Spa"],</text:p>
      <text:p text:style-name="P26"><text:s text:c="2"/>"price_per_night_eur": 180.00,</text:p>
      <text:p text:style-name="P26"><text:s text:c="2"/>"contact_email": "president@president.gr"</text:p>
      <text:p text:style-name="P26">}</text:p>
      <text:p text:style-name="P26"/>
      <text:p text:style-name="P26"><text:span text:style-name="T5">4. car_rentals</text:span>: Πληροφορίες εταιριών και διαθέσιμων αυτοκινήτων (απλοποιημένο).<text:line-break/> <text:s text:c="3"/></text:p>
      <text:p text:style-name="P26">{</text:p>
      <text:p text:style-name="P26"><text:s text:c="2"/>"_id": ObjectId("60f5aa9be8b4a0b3e8f1b1b4"),</text:p>
      <text:p text:style-name="P26"><text:s text:c="2"/>"company_name": "Hertz",</text:p>
      <text:p text:style-name="P26"><text:s text:c="2"/>"pickup_location": {</text:p>
      <text:p text:style-name="P26"><text:s text:c="5"/>"city": "Αθήνα",</text:p>
      <text:p text:style-name="P26"><text:s text:c="5"/>"point": "Ελ. Βενιζέλος (ATH)"</text:p>
      <text:p text:style-name="P26"><text:s text:c="2"/>},</text:p>
      <text:p text:style-name="P26"><text:s text:c="2"/>"car_model": "BYD",</text:p>
      <text:p text:style-name="P26"><text:s text:c="2"/>"category": "EV",</text:p>
      <text:p text:style-name="P26"><text:s text:c="2"/>"price_per_day_eur": 40.00,</text:p>
      <text:p text:style-name="P26"><text:s text:c="2"/>"available_from": ISODate("2025-01-20T00:00:00Z"),</text:p>
      <text:p text:style-name="P26"><text:s text:c="2"/>"available_until": ISODate("2025-01-23T23:59:59Z")</text:p>
      <text:p text:style-name="P26">}</text:p>
      <text:p text:style-name="P26"><text:soft-page-break/></text:p>
      <text:p text:style-name="P26"><text:span text:style-name="T5">5. tours</text:span>: Πληροφορίες εκδρομών.<text:line-break/></text:p>
      <text:p text:style-name="P26">{</text:p>
      <text:p text:style-name="P26"><text:s text:c="2"/>"_id": ObjectId("60f5aad5e8b4a0b3e8f1b1b5"),</text:p>
      <text:p text:style-name="P26"><text:s text:c="2"/>"name": "Ημερήσια Εκδρομή Ακρόπολη, Πλάκα, Μοναστηράκι",</text:p>
      <text:p text:style-name="P26"><text:s text:c="2"/>"destination_city": "Αθήνα",</text:p>
      <text:p text:style-name="P26"><text:s text:c="2"/>"duration_hours": 6,</text:p>
      <text:p text:style-name="P26"><text:s text:c="2"/>"description": "Εκδρομή στην Ακρόπολη, γεύμα στην Πλάκα, αγορές στο Μοναστηράκι",</text:p>
      <text:p text:style-name="P26"><text:s text:c="2"/>"price_eur": 35.00,</text:p>
      <text:p text:style-name="P26"><text:s text:c="2"/>"guide_id": ObjectId("60f5ab0fe8b4a0b3e8f1b1b6"), // Reference στον ξεναγό</text:p>
      <text:p text:style-name="P26"><text:s text:c="2"/>"scheduled_dates": [ </text:p>
      <text:p text:style-name="P26"><text:s text:c="5"/>ISODate("2025-01-24T09:00:00Z"),</text:p>
      <text:p text:style-name="P26"><text:s text:c="5"/>ISODate("2025-01-25T09:00:00Z")</text:p>
      <text:p text:style-name="P26"><text:s text:c="2"/>]</text:p>
      <text:p text:style-name="P26">}</text:p>
      <text:p text:style-name="P26"/>
      <text:p text:style-name="P26"><text:span text:style-name="T5">6. tour_guides</text:span>: Πληροφορίες ξεναγών.<text:line-break/></text:p>
      <text:p text:style-name="P26">{</text:p>
      <text:p text:style-name="P26"><text:s text:c="3"/>"_id": ObjectId("60f5ab0fe8b4a0b3e8f1b1b6"),</text:p>
      <text:p text:style-name="P26"><text:s text:c="3"/>"first_name": "Γεωργία",</text:p>
      <text:p text:style-name="P26"><text:s text:c="3"/>"last_name": "Νικολάου",</text:p>
      <text:p text:style-name="P26"><text:soft-page-break/><text:s text:c="3"/>"languages": ["Ελληνικά", "Αγγλικά"],</text:p>
      <text:p text:style-name="P26"><text:s text:c="3"/>"specialization": ["Ιστορία", "Αρχαιολογία"],</text:p>
      <text:p text:style-name="P26"><text:s text:c="3"/>"contact_phone": "6999999999"</text:p>
      <text:p text:style-name="P26">}</text:p>
      <text:p text:style-name="P26"/>
      <text:p text:style-name="P26"><text:span text:style-name="T5">7. bookings</text:span>: Κεντρική συλλογή κρατήσεων, συνδέει πελάτες με υπηρεσίες.<text:line-break/> <text:s text:c="4"/></text:p>
      <text:p text:style-name="P26">{</text:p>
      <text:p text:style-name="P26"><text:s text:c="2"/>"_id": ObjectId("60f5ab4ae8b4a0b3e8f1b1b7"),</text:p>
      <text:p text:style-name="P26"><text:s text:c="2"/>"customer_id": ObjectId("60f5a9f7e8b4a0b3e8f1b1b1"), // Reference στον πελάτη</text:p>
      <text:p text:style-name="P26"><text:s text:c="2"/>"booking_date": ISODate("2025-01-15T15:30:00Z"),</text:p>
      <text:p text:style-name="P26"><text:s text:c="2"/>"total_price_eur": 1150.50,</text:p>
      <text:p text:style-name="P26"><text:s text:c="2"/>"status": "Confirmed", // Π.χ., Pending, Confirmed, Cancelled</text:p>
      <text:p text:style-name="P26"><text:s text:c="2"/>"items": [ // Λίστα με τα στοιχεία της κράτησης</text:p>
      <text:p text:style-name="P26"><text:s text:c="4"/>{</text:p>
      <text:p text:style-name="P26"><text:s text:c="6"/>"type": "flight",</text:p>
      <text:p text:style-name="P26"><text:s text:c="6"/>"flight_id": ObjectId("60f5aa3be8b4a0b3e8f1b1b2"), // Reference στην πτήση</text:p>
      <text:p text:style-name="P26"><text:s text:c="6"/>"departure_date": ISODate("2025-01-20T14:30:00Z"),</text:p>
      <text:p text:style-name="P26"><text:s text:c="6"/>"passengers": 1,</text:p>
      <text:p text:style-name="P26"><text:s text:c="6"/>"price_paid_eur": 80.50</text:p>
      <text:p text:style-name="P26"><text:s text:c="4"/>},</text:p>
      <text:p text:style-name="P26"><text:s text:c="4"/>{</text:p>
      <text:p text:style-name="P26"><text:soft-page-break/><text:s text:c="6"/>"type": "hotel",</text:p>
      <text:p text:style-name="P26"><text:s text:c="6"/>"hotel_id": ObjectId("60f5aa6ce8b4a0b3e8f1b1b3"), // Reference στο ξενοδοχείο</text:p>
      <text:p text:style-name="P26"><text:s text:c="6"/>"check_in_date": ISODate("2025-01-20T15:00:00Z"),</text:p>
      <text:p text:style-name="P26"><text:s text:c="6"/>"check_out_date": ISODate("2025-01-25T11:00:00Z"),</text:p>
      <text:p text:style-name="P26"><text:s text:c="6"/>"rooms": 1,</text:p>
      <text:p text:style-name="P26"><text:s text:c="6"/>"guests": 1,</text:p>
      <text:p text:style-name="P26"><text:s text:c="6"/>"price_paid_eur": 900.00 // (5 νύχτες * 180)</text:p>
      <text:p text:style-name="P26"><text:s text:c="4"/>},</text:p>
      <text:p text:style-name="P26"><text:s text:c="4"/>{</text:p>
      <text:p text:style-name="P26"><text:s text:c="7"/>"type": "tour",</text:p>
      <text:p text:style-name="P26"><text:s text:c="7"/>"tour_id": ObjectId("60f5aad5e8b4a0b3e8f1b1b5"), // Reference στην εκδρομή</text:p>
      <text:p text:style-name="P26"><text:s text:c="7"/>"tour_date": ISODate("2025-01-24T09:00:00Z"),</text:p>
      <text:p text:style-name="P26"><text:s text:c="7"/>"participants": 1,</text:p>
      <text:p text:style-name="P26"><text:s text:c="7"/>"price_paid_eur": 35.00</text:p>
      <text:p text:style-name="P26"><text:s text:c="4"/>},</text:p>
      <text:p text:style-name="P26"><text:s text:c="4"/>{</text:p>
      <text:p text:style-name="P26"><text:s text:c="8"/>"type": "car",</text:p>
      <text:p text:style-name="P26"><text:s text:c="8"/>"rental_details_id": ObjectId("60f5aa9be8b4a0b3e8f1b1b4"),// Reference στην ενοικίαση</text:p>
      <text:p text:style-name="P26"><text:s text:c="8"/>"pickup_datetime": ISODate("2025-01-20T10:00:00Z"),</text:p>
      <text:p text:style-name="P26"><text:s text:c="8"/>"dropoff_datetime": ISODate("2025-01-23T10:00:00Z"),</text:p>
      <text:p text:style-name="P26"><text:s text:c="8"/>"days": 3,</text:p>
      <text:p text:style-name="P26"><text:soft-page-break/><text:s text:c="8"/>"price_paid_eur": 135.00 // (3 ημέρες * 40 + φόροι/ασφάλεια ίσως)</text:p>
      <text:p text:style-name="P26"><text:s text:c="4"/>}</text:p>
      <text:p text:style-name="P26"><text:s text:c="2"/>]</text:p>
      <text:p text:style-name="P26">}</text:p>
      <text:p text:style-name="P5"><text:span text:style-name="T5">Τεκμηρίωση Επιλογών (Σχεδιασμός Α):</text:span></text:p>
      <text:p text:style-name="P5">Για Ερωτήματα (α):</text:p>
      <text:list xml:id="list2997567159" text:style-name="WWNum6">
        <text:list-item>
          <text:p text:style-name="P7"><text:span text:style-name="T5">α.1 (Πόσες κρατήσεις/πελάτη;)</text:span>: Πολύ αποτελεσματικό μέσω aggregation στη συλλογή bookings με group by customer_id και count. db.bookings.aggregate([ { $group: { _id: "$customer_id", count: { $sum: 1 } } } ])</text:p>
        </text:list-item>
        <text:list-item>
          <text:p text:style-name="P14"><text:span text:style-name="T5">α.2 (Κρατήσεις/χρονικό διάστημα;)</text:span>: Αποτελεσματικό με απλό query (find) στη συλλογή bookings με φίλτρο στο πεδίο booking_date ή στα πεδία ημερομηνιών μέσα στο items array αν αφορά την περίοδο παροχής της υπηρεσίας. Π.χ., db.bookings.find({ booking_date: { $gte: ISODate("..."), $lte: ISODate("...") } })</text:p>
        </text:list-item>
        <text:list-item>
          <text:p text:style-name="P14"><text:span text:style-name="T5">α.3 (Πτήσεις/προορισμό/προέλευση/ημερομηνία;)</text:span>: Πολύ αποτελεσματικό και γρήγορο με απλό query (find) στη συλλογή flights. Π.χ., db.flights.find({ "arrival.city": "Σαντορίνη", "departure.datetime": { $gte: ISODate("..."), $lt: ISODate("...") } })</text:p>
        </text:list-item>
        <text:list-item>
          <text:p text:style-name="P14"><text:span text:style-name="T5">α.4 (Ξενοδοχεία/εύρος τιμών;)</text:span>: Πολύ αποτελεσματικό και γρήγορο με απλό query (find) στη συλλογή hotels. Π.χ., db.hotels.find({ price_per_night_eur: { $gte: 100, $lte: 200 } })</text:p>
        </text:list-item>
        <text:list-item>
          <text:p text:style-name="P18"><text:span text:style-name="T5">α.5 (Εκδρομές/πελάτη;)</text:span>: Λίγο πιο σύνθετο αλλά εφικτό. Aggregation στη συλλογή bookings: $match για συγκεκριμένο customer_id, $unwind το items array, $match για items.type: "tour", $lookup στη συλλογή tours για να πάρουμε λεπτομέρειες. db.bookings.aggregate([...])</text:p>
        </text:list-item>
      </text:list>
      <text:p text:style-name="P5">Για Ερωτήματα (β):</text:p>
      <text:list xml:id="list113710574610156" text:continue-numbering="true" text:style-name="WWNum6">
        <text:list-item>
          <text:p text:style-name="P28"><text:span text:style-name="T5">β.1 (Κρατήσεις συγκεκριμένου πελάτη):</text:span> Απαιτεί τουλάχιστον δύο αναγνώσεις: μία για τα βασικά στοιχεία του πελάτη (στη customers) και μία για τις κρατήσεις του (στη bookings, φιλτραρισμένη με customer_id). Αν χρειάζονται πλήρεις λεπτομέρειες πτήσεων/ξενοδοχείων κ.λπ. για κάθε κράτηση, απαιτούνται επιπλέον $lookup stages, αυξάνοντας την πολυπλοκότητα και τον χρόνο απόκρισης σε σύγκριση με την ενσωμάτωση.</text:p>
        </text:list-item>
        <text:list-item>
          <text:p text:style-name="P29"><text:span text:style-name="T5">β.2 (Πτήσεις βάσει κριτηρίων):</text:span> Όπως και στο (α.3), πολύ αποτελεσματικό.</text:p>
        </text:list-item>
        <text:list-item>
          <text:p text:style-name="P29"><text:span text:style-name="T5">β.3 (Πελάτες/συγκεκριμένη εταιρία ενοικίασης):</text:span> Απαιτεί query στη bookings, πιθανώς με $unwind στο items, φιλτράρισμα για type: "car" και το company_name (που θα έπρεπε ίσως να αντιγραφεί στο items ή να απαιτεί $lookup), και μετά $group by customer_id. Λιγότερο άμεσο και δυνητικά πιο αργό.</text:p>
        </text:list-item>
        <text:list-item>
          <text:p text:style-name="P29"><text:span text:style-name="T5">β.4 (Εκδρομές/ξεναγό):</text:span> Αποτελεσματικό με query (find) στη συλλογή tours φιλτράροντας με guide_id.</text:p>
        </text:list-item>
        <text:list-item>
          <text:p text:style-name="P30"><text:span text:style-name="T5">β.5 Πελάτες/συγκεκριμένη εκδρομή:</text:span> Απαιτεί query στη bookings, φιλτράρισμα των items για το συγκεκριμένο tour_id, και εξαγωγή των μοναδικών customer_id. Απαιτεί σάρωση της bookings.</text:p>
        </text:list-item>
      </text:list>
      <text:p text:style-name="P5">Αυτός ο σχεδιασμός διατηρεί τις συλλογές σχετικά "καθαρές" και στοχευμένες, κάνοντας τα queries που φιλτράρουν ή αθροίζουν δεδομένα <text:span text:style-name="T6">εντός</text:span> μίας συλλογής (π.χ. πτήσεις, ξενοδοχεία) πολύ γρήγορα. Οι σχέσεις υλοποιούνται κυρίως μέσω references (ObjectId) στην κεντρική συλλογή bookings.</text:p>
      <text:list xml:id="list113711031101741" text:continue-list="list4225513340" text:style-name="WWNum2">
        <text:list-item>
          <text:p text:style-name="P12"><text:span text:style-name="T5">3.2 Σχεδιασμός Β: Βελτιστοποίηση για Ερωτήματα (β)</text:span></text:p>
          <text:list>
            <text:list-item>
              <text:p text:style-name="P24"><text:span text:style-name="T6">Φιλοσοφία:</text:span> Ο Σχεδιασμός Β δίνει απόλυτη προτεραιότητα στην ταχύτητα ανάγνωσης για συγκεκριμένα, συχνά ερωτήματα, ειδικά αυτά που ζητούν όλες τις σχετικές πληροφορίες για μία κύρια οντότητα (π.χ., πελάτης, ξεναγός). Αυτό επιτυγχάνεται μέσω εκτεταμένης χρήσης ενσωμάτωσης (embedding). Σχετικά δεδομένα, όπως οι κρατήσεις ενός πελάτη ή οι ανατεθειμένες εκδρομές ενός ξεναγού, αποθηκεύονται απευθείας μέσα στο έγγραφο της κύριας οντότητας. Ο στόχος είναι η ανάκτηση όλων των απαραίτητων πληροφοριών με μία μόνο λειτουργία ανάγνωσης από τη βάση δεδομένων.</text:p>
            </text:list-item>
            <text:list-item>
              <text:p text:style-name="P25"><text:span text:style-name="T6">Δομή Συλλογών (customers [με embedded bookings], flights, hotels, car_rentals, tour_guides [με assigned tours], tours [με participants]):</text:span> </text:p>
            </text:list-item>
          </text:list>
        </text:list-item>
      </text:list>
      <text:p text:style-name="P26"><text:soft-page-break/><text:span text:style-name="T5">1. customers</text:span>: Ενσωματώνει τις κρατήσεις και τις εκδρομές που συμμετείχε.<text:line-break/> </text:p>
      <text:p text:style-name="P26">{</text:p>
      <text:p text:style-name="P26"><text:s text:c="2"/>"_id": ObjectId("60f5a9f7e8b4a0b3e8f1b1b1"),</text:p>
      <text:p text:style-name="P26"><text:s text:c="2"/>"first_name": "Γιώργος",</text:p>
      <text:p text:style-name="P26"><text:s text:c="2"/>"last_name": "Παπαδόπουλος",</text:p>
      <text:p text:style-name="P26"><text:s text:c="2"/>"email": "mai24000@uom.edu.gr",</text:p>
      <text:p text:style-name="P26"><text:s text:c="2"/>"phone": "2311234567",</text:p>
      <text:p text:style-name="P26"><text:s text:c="2"/>"address": {</text:p>
      <text:p text:style-name="P26"><text:s text:c="4"/>"street": "Λεωφ. Αθηνών 10",</text:p>
      <text:p text:style-name="P26"><text:s text:c="4"/>"city": "Θεσσαλονίκη",</text:p>
      <text:p text:style-name="P26"><text:s text:c="4"/>"postal_code": "54242",</text:p>
      <text:p text:style-name="P26"><text:s text:c="4"/>"country": "Ελλάδα"</text:p>
      <text:p text:style-name="P26"><text:s text:c="2"/>},</text:p>
      <text:p text:style-name="P26"><text:s text:c="2"/>"registration_date": ISODate("2025-01-15T10:00:00Z"),</text:p>
      <text:p text:style-name="P26"><text:s text:c="2"/>"bookings": [ // Ενσωματωμένη λίστα κρατήσεων</text:p>
      <text:p text:style-name="P26"><text:s text:c="7"/>{</text:p>
      <text:p text:style-name="P26"><text:s text:c="6"/>"booking_id": ObjectId("60f5ab4ae8b4a0b3e8f1b1b7"), // Μοναδικό ID κράτησης</text:p>
      <text:p text:style-name="P26"><text:s text:c="6"/>"booking_date": ISODate("2025-01-15T15:30:00Z"),</text:p>
      <text:p text:style-name="P26"><text:s text:c="6"/>"total_price_eur": 1150.50,</text:p>
      <text:p text:style-name="P26"><text:s text:c="6"/>"status": "Confirmed",</text:p>
      <text:p text:style-name="P26"><text:s text:c="6"/>"flight": { // Ενσωματωμένες λεπτομέρειες πτήσης</text:p>
      <text:p text:style-name="P31"><text:soft-page-break/><text:s text:c="8"/>"flight_id": ObjectId("60f5aa3be8b4a0b3e8f1b1b2"), // Reference</text:p>
      <text:p text:style-name="P31"><text:s text:c="8"/>"flight_number": "A3 501",</text:p>
      <text:p text:style-name="P31"><text:s text:c="8"/>"airline": "Aegean Airlines",</text:p>
      <text:p text:style-name="P31"><text:s text:c="8"/>"departure_city": "Θεσσαλονίκη",</text:p>
      <text:p text:style-name="P31"><text:s text:c="8"/>"arrival_city": "Αθήνα",</text:p>
      <text:p text:style-name="P31"><text:s text:c="8"/>"departure_datetime": ISODate("2025-01-20T14:30:00Z"),</text:p>
      <text:p text:style-name="P31"><text:s text:c="8"/>"price_paid_eur": 80.50</text:p>
      <text:p text:style-name="P26"><text:s text:c="6"/>},</text:p>
      <text:p text:style-name="P26"><text:s text:c="6"/>"hotel": { // Ενσωματωμένες λεπτομέρειες ξενοδοχείου</text:p>
      <text:p text:style-name="P31"><text:s text:c="8"/>"hotel_id": ObjectId("60f5aa6ce8b4a0b3e8f1b1b3"), // Reference</text:p>
      <text:p text:style-name="P31"><text:s text:c="8"/>"hotel_name": "Hotel President",</text:p>
      <text:p text:style-name="P31"><text:s text:c="8"/>"city": "Αθήνα",</text:p>
      <text:p text:style-name="P31"><text:s text:c="8"/>"check_in_date": ISODate("2025-01-20T15:00:00Z"),</text:p>
      <text:p text:style-name="P31"><text:s text:c="8"/>"check_out_date": ISODate("2025-01-25T11:00:00Z"),</text:p>
      <text:p text:style-name="P31"><text:s text:c="8"/>"price_paid_eur": 900.00</text:p>
      <text:p text:style-name="P26"><text:s text:c="6"/>},</text:p>
      <text:p text:style-name="P26"><text:s text:c="6"/>"car_rental": { // Ενσωματωμένες λεπτομέρειες ενοικίασης</text:p>
      <text:p text:style-name="P31"><text:s text:c="8"/>"rental_id": ObjectId("60f5aa9be8b4a0b3e8f1b1b4"), </text:p>
      <text:p text:style-name="P31"><text:s text:c="8"/>"company_name": "Hertz",</text:p>
      <text:p text:style-name="P31"><text:s text:c="8"/>"pickup_location": "Ελ. Βενιζέλος (ΑΤΗ)",</text:p>
      <text:p text:style-name="P31"><text:s text:c="8"/>"pickup_datetime": ISODate("2025-01-20T10:00:00Z"),</text:p>
      <text:p text:style-name="P31"><text:soft-page-break/><text:s text:c="8"/>"dropoff_datetime": ISODate("2025-01-23T10:00:00Z"),</text:p>
      <text:p text:style-name="P31"><text:s text:c="8"/>"car_model": "BYD", // Προστέθηκε από το car_rentals doc</text:p>
      <text:p text:style-name="P31"><text:s text:c="8"/>"price_paid_eur": 135.00 </text:p>
      <text:p text:style-name="P26"><text:s text:c="6"/>},</text:p>
      <text:p text:style-name="P26"><text:s text:c="6"/>"tour": { // Ενσωματωμένες λεπτομέρειες εκδρομής</text:p>
      <text:p text:style-name="P31"><text:s text:c="8"/>"tour_id": ObjectId("60f5aad5e8b4a0b3e8f1b1b5"), // Reference</text:p>
      <text:p text:style-name="P31"><text:s text:c="8"/>"tour_name": "Ημερήσια Εκδρομή Ακρόπολη, Πλάκα, Μοναστηράκι", </text:p>
      <text:p text:style-name="P31"><text:s text:c="8"/>"tour_date": ISODate("2025-01-24T09:00:00Z"),</text:p>
      <text:p text:style-name="P31"><text:s text:c="8"/>"price_paid_eur": 35.00 </text:p>
      <text:p text:style-name="P26"><text:s text:c="6"/>}</text:p>
      <text:p text:style-name="P26"><text:s text:c="4"/>}</text:p>
      <text:p text:style-name="P26"><text:s text:c="4"/>// ... άλλες κρατήσεις του πελάτη ...</text:p>
      <text:p text:style-name="P26"><text:s text:c="2"/>]</text:p>
      <text:p text:style-name="P26">}</text:p>
      <text:p text:style-name="P26"/>
      <text:p text:style-name="P27"><text:span text:style-name="T5">2. flights</text:span>, <text:span text:style-name="T5">hotels</text:span>, <text:span text:style-name="T5">car_rentals</text:span>: Θα μπορούσαν να υπάρχουν ως ξεχωριστές συλλογές (όπως στο Σχεδιασμό Α) για γενικές αναζητήσεις (π.χ. όλες οι πτήσεις προς Χ), αλλά τα κρίσιμα δεδομένα για <text:span text:style-name="T6">συγκεκριμένες</text:span> κρατήσεις ενσωματώνονται στον πελάτη. Η συλλογή car_rentals θα περιέχει τουλάχιστον τη βασική πληροφορία για κάθε εταιρεία ενοικίασης.<text:line-break/> <text:s text:c="4"/></text:p>
      <text:p text:style-name="P26">{</text:p>
      <text:p text:style-name="P26"><text:s text:c="2"/>"_id": ObjectId("60f5aa3be8b4a0b3e8f1b1b2"),</text:p>
      <text:p text:style-name="P26"><text:s text:c="2"/>"airline": "Aegean Airlines",</text:p>
      <text:p text:style-name="P26"><text:s text:c="2"/>"flight_number": "A3 501",</text:p>
      <text:p text:style-name="P26"><text:s text:c="2"/>"departure": {</text:p>
      <text:p text:style-name="P31"><text:soft-page-break/><text:s text:c="4"/>"airport_code": "SKG",</text:p>
      <text:p text:style-name="P31"><text:s text:c="4"/>"city": "Θεσσαλονίκη",</text:p>
      <text:p text:style-name="P31"><text:s text:c="4"/>"country": "Ελλάδα",</text:p>
      <text:p text:style-name="P31"><text:s text:c="4"/>"datetime": ISODate("2025-01-20T14:30:00Z")</text:p>
      <text:p text:style-name="P26"><text:s text:c="2"/>},</text:p>
      <text:p text:style-name="P26"><text:s text:c="2"/>"arrival": {</text:p>
      <text:p text:style-name="P31"><text:s text:c="4"/>"airport_code": "ATH",</text:p>
      <text:p text:style-name="P31"><text:s text:c="4"/>"city": "Αθήνα",</text:p>
      <text:p text:style-name="P31"><text:s text:c="4"/>"country": "Ελλάδα",</text:p>
      <text:p text:style-name="P31"><text:s text:c="4"/>"datetime": ISODate("2025-01-20T15:15:00Z")</text:p>
      <text:p text:style-name="P26"><text:s text:c="2"/>},</text:p>
      <text:p text:style-name="P26"><text:s text:c="2"/>"price_eur": 80.50,</text:p>
      <text:p text:style-name="P26"><text:s text:c="2"/>"available_seats": 120</text:p>
      <text:p text:style-name="P26">}</text:p>
      <text:p text:style-name="P26"/>
      <text:p text:style-name="P26">// hotels: Για γενικές αναζητήσεις ξενοδοχείων</text:p>
      <text:p text:style-name="P26">{</text:p>
      <text:p text:style-name="P26"><text:s text:c="2"/>"_id": ObjectId("60f5aa6ce8b4a0b3e8f1b1b3"),</text:p>
      <text:p text:style-name="P26"><text:s text:c="2"/>"name": "Hotel President",</text:p>
      <text:p text:style-name="P26"><text:s text:c="2"/>"city": "Αθήνα",</text:p>
      <text:p text:style-name="P26"><text:s text:c="2"/>"country": "Ελλάδα",</text:p>
      <text:p text:style-name="P26"><text:soft-page-break/><text:s text:c="2"/>"stars": 5,</text:p>
      <text:p text:style-name="P26"><text:s text:c="2"/>"address": "Λεωφ. Κηφισίας 43",</text:p>
      <text:p text:style-name="P26"><text:s text:c="2"/>"amenities": ["Pool", "WiFi", "Restaurant", "Spa"],</text:p>
      <text:p text:style-name="P26"><text:s text:c="2"/>"price_per_night_eur": 180.00,</text:p>
      <text:p text:style-name="P26"><text:s text:c="2"/>"contact_email": "president@president.gr"</text:p>
      <text:p text:style-name="P26">}</text:p>
      <text:p text:style-name="P26"/>
      <text:p text:style-name="P26">// car_rentals: Για γενικές αναζητήσεις ενοικιάσεων</text:p>
      <text:p text:style-name="P26">{</text:p>
      <text:p text:style-name="P26"><text:s text:c="2"/>"_id": ObjectId("60f5aa9be8b4a0b3e8f1b1b4"),</text:p>
      <text:p text:style-name="P26"><text:s text:c="2"/>"company_name": "Hertz",</text:p>
      <text:p text:style-name="P26"><text:s text:c="2"/>"pickup_location": {</text:p>
      <text:p text:style-name="P31"><text:s text:c="6"/>"city": "Αθήνα",</text:p>
      <text:p text:style-name="P31"><text:s text:c="6"/>"point": "Ελ. Βενιζέλος (ΑΤΗ)”</text:p>
      <text:p text:style-name="P26"><text:s text:c="3"/>},</text:p>
      <text:p text:style-name="P26"><text:s text:c="2"/>"car_model": "BYD",</text:p>
      <text:p text:style-name="P26"><text:s text:c="2"/>"category": "EV",</text:p>
      <text:p text:style-name="P26"><text:s text:c="2"/>"price_per_day_eur": 40.00,</text:p>
      <text:p text:style-name="P26"><text:s text:c="2"/>"available_from": ISODate("2025-01-20T00:00:00Z"),</text:p>
      <text:p text:style-name="P26"><text:s text:c="2"/>"available_until": ISODate("2025-01-23T23:59:59Z")</text:p>
      <text:p text:style-name="P26"><text:s text:c="2"/>// Θα μπορούσαν να προστεθούν εδώ γενικές πληροφορίες στόλου</text:p>
      <text:p text:style-name="P26"><text:soft-page-break/><text:s text:c="2"/>// "fleet_categories": ["Mini", "Economy", "SUV", "EV"]</text:p>
      <text:p text:style-name="P26">}</text:p>
      <text:p text:style-name="P26"/>
      <text:p text:style-name="P26"><text:span text:style-name="T5">3. tour_guides</text:span>: Ενσωματώνει τις εκδρομές που έχουν αναλάβει.<text:line-break/> <text:s/></text:p>
      <text:p text:style-name="P26">{</text:p>
      <text:p text:style-name="P26"><text:s text:c="2"/>"_id": ObjectId("60f5ab0fe8b4a0b3e8f1b1b6"),</text:p>
      <text:p text:style-name="P26"><text:s text:c="2"/>// Ας υποθέσουμε ότι το όνομα είναι Ελένη όπως στο παράδειγμα Β του prompt</text:p>
      <text:p text:style-name="P26"><text:s text:c="2"/>"first_name": "Γεωργία",</text:p>
      <text:p text:style-name="P26"><text:s text:c="2"/>"last_name": "Νικολάου",</text:p>
      <text:p text:style-name="P26"><text:s text:c="2"/>"languages": ["Ελληνικά", "Αγγλικά"],</text:p>
      <text:p text:style-name="P26"><text:s text:c="2"/>"specialization": ["Ιστορία", "Αρχαιολογία"],</text:p>
      <text:p text:style-name="P26"><text:s text:c="2"/>"contact_phone": "6999999999",</text:p>
      <text:p text:style-name="P26"><text:s text:c="2"/>// ... άλλες πληροφορίες οδηγού ...</text:p>
      <text:p text:style-name="P26"><text:s text:c="2"/>"assigned_tours": [ // Ενσωματωμένη λίστα IDs (ή και λεπτομερειών) εκδρομών</text:p>
      <text:p text:style-name="P26"><text:s text:c="4"/>{</text:p>
      <text:p text:style-name="P26"><text:s text:c="6"/><text:tab/>"tour_id": ObjectId("60f5aad5e8b4a0b3e8f1b1b5"), </text:p>
      <text:p text:style-name="P26"><text:s text:c="6"/>// Μπορούμε να προσθέσουμε και βασικά στοιχεία για ευκολία</text:p>
      <text:p text:style-name="P26"><text:s text:c="6"/><text:tab/>"tour_name": "Ημερήσια Εκδρομή Ακρόπολη, Πλάκα, Μοναστηράκι",</text:p>
      <text:p text:style-name="P26"><text:s text:c="11"/><text:tab/>"next_scheduled_date": ISODate("2025-01-24T09:00:00Z")</text:p>
      <text:p text:style-name="P26"><text:s text:c="4"/>}</text:p>
      <text:p text:style-name="P26"><text:s text:c="4"/>// ... άλλες ανατεθειμένες εκδρομές ...</text:p>
      <text:p text:style-name="P26"><text:soft-page-break/><text:s text:c="2"/>]</text:p>
      <text:p text:style-name="P26">}</text:p>
      <text:p text:style-name="P26"/>
      <text:p text:style-name="P26"><text:span text:style-name="T5">4. tours</text:span>: Ενσωματώνει τους πελάτες που έχουν συμμετάσχει (ή References).<text:line-break/></text:p>
      <text:p text:style-name="P26">{</text:p>
      <text:p text:style-name="P26"><text:s text:c="2"/>"_id": ObjectId("60f5aad5e8b4a0b3e8f1b1b5"),</text:p>
      <text:p text:style-name="P26"><text:s text:c="2"/>"name": "Ημερήσια Εκδρομή Ακρόπολη, Πλάκα, Μοναστηράκι",</text:p>
      <text:p text:style-name="P26"><text:s text:c="2"/>"destination_city": "Αθήνα",</text:p>
      <text:p text:style-name="P26"><text:s text:c="2"/>"duration_hours": 6,</text:p>
      <text:p text:style-name="P26"><text:s text:c="2"/>"description": "Εκδρομή στην Ακρόπολη, γεύμα στην Πλάκα, αγορές στο Μοναστηράκι",</text:p>
      <text:p text:style-name="P26"><text:s text:c="2"/>"price_eur": 35.00,</text:p>
      <text:p text:style-name="P26"><text:s text:c="2"/>"guide_id": ObjectId("60f5ab0fe8b4a0b3e8f1b1b6"), // Reference στον ξεναγό</text:p>
      <text:p text:style-name="P26"><text:s text:c="2"/>"scheduled_dates": [ // Οι προγραμματισμένες ημερομηνίες παραμένουν</text:p>
      <text:p text:style-name="P31"><text:s text:c="4"/>ISODate("2025-01-24T09:00:00Z"),</text:p>
      <text:p text:style-name="P31"><text:s text:c="4"/>ISODate("2025-01-25T09:00:00Z")</text:p>
      <text:p text:style-name="P26"><text:s text:c="2"/>],</text:p>
      <text:p text:style-name="P26"><text:s text:c="2"/>// ... άλλες πληροφορίες εκδρομής ...</text:p>
      <text:p text:style-name="P26"><text:s text:c="2"/>"participants": [ // Λίστα συμμετεχόντων (μπορεί να είναι απλά IDs ή με λεπτομέρειες)</text:p>
      <text:p text:style-name="P26"><text:s text:c="4"/>{</text:p>
      <text:p text:style-name="P31">"customer_id": ObjectId("60f5a9f7e8b4a0b3e8f1b1b1"),</text:p>
      <text:p text:style-name="P31">"booking_ref_id": ObjectId("60f5ab4ae8b4a0b3e8f1b1b7"),</text:p>
      <text:p text:style-name="P31"><text:soft-page-break/>"participation_date": ISODate("2025-01-24T09:00:00Z")</text:p>
      <text:p text:style-name="P26"><text:s text:c="4"/>}</text:p>
      <text:p text:style-name="P26"><text:s text:c="4"/>// ... άλλοι συμμετέχοντες για αυτή την εκδρομή/ημερομηνία ...</text:p>
      <text:p text:style-name="P26"><text:s text:c="2"/>]</text:p>
      <text:p text:style-name="P26"><text:s text:c="2"/>// Εναλλακτικά, το participants array θα μπορούσε να είναι απλά IDs:</text:p>
      <text:p text:style-name="P26"><text:s text:c="2"/>// "participant_customer_ids": [ObjectId("60f5a9f7e8b4a0b3e8f1b1b1"), ...]</text:p>
      <text:p text:style-name="P26">}</text:p>
      <text:p text:style-name="P26"/>
      <text:p text:style-name="P26">5. <text:span text:style-name="T5">bookings</text:span>: Αυτή η συλλογή μπορεί να είναι πιο λιτή τώρα, ή ακόμα και να <text:span text:style-name="T6">παραλειφθεί</text:span> αν όλες οι πληροφορίες κρατήσεων βρίσκονται μόνο μέσα στους πελάτες. Αν διατηρηθεί, θα χρησίμευε ίσως για global queries όπως "όλες οι κρατήσεις μεταξύ ημερομηνιών Χ και Ψ" (α.2), αλλά ο σχεδιασμός αυτός δεν δίνει προτεραιότητα σε αυτό. Ας υποθέσουμε ότι την παραλείπουμε για να τονίσουμε την ενσωμάτωση.</text:p>
      <text:p text:style-name="P5"><text:span text:style-name="T5">Τεκμηρίωση Επιλογών (Σχεδιασμός Β):</text:span></text:p>
      <text:p text:style-name="P5">Για Ερωτήματα (β):</text:p>
      <text:list xml:id="list113711512657556" text:continue-numbering="true" text:style-name="WWNum2">
        <text:list-item>
          <text:p text:style-name="P8"><text:span text:style-name="T5">β.1 (Κρατήσεις συγκεκριμένου πελάτη;)</text:span>: Εξαιρετικά γρήγορο. Μία μόνο ανάγνωση του εγγράφου του πελάτη από τη συλλογή customers δίνει όλες τις κρατήσεις και τις λεπτομέρειές τους (λόγω embedding). db.customers.findOne({ _id: ObjectId("...") })</text:p>
        </text:list-item>
        <text:list-item>
          <text:p text:style-name="P15"><text:span text:style-name="T5">β.2 (Πτήσεις/προορισμό/προέλευση/ημερομηνία;)</text:span>: Παραμένει αποδοτικό, χρησιμοποιώντας την ξεχωριστή συλλογή flights (ίδιο query με το Σχέδιο Α).</text:p>
        </text:list-item>
        <text:list-item>
          <text:p text:style-name="P15"><text:span text:style-name="T5">β.3 (Πελάτες/συγκεκριμένη εταιρία ενοικίασης;)</text:span>: Εφικτό αλλά πιθανώς λιγότερο αποδοτικό από το Σχέδιο Α αν η βάση είναι τεράστια. Απαιτεί query στη συλλογή customers που ψάχνει <text:span text:style-name="T6">μέσα</text:span> στο ενσωματωμένο bookings array. Χρειάζεται οπωσδήποτε index στο bookings.car_rental.company_name. db.customers.find({ "bookings.car_rental.company_name": "Hertz" })</text:p>
        </text:list-item>
        <text:list-item>
          <text:p text:style-name="P15"><text:span text:style-name="T5">β.4 (Εκδρομές/ξεναγό;)</text:span>: Πολύ γρήγορο. Ανάκτηση του εγγράφου του ξεναγού από τη tour_guides δίνει άμεσα τις εκδρομές που έχει αναλάβει (μέσω του assigned_tours). db.tour_guides.findOne({ _id: ObjectId("...") })</text:p>
        </text:list-item>
        <text:list-item>
          <text:p text:style-name="P19"><text:span text:style-name="T5">β.5 (Πελάτες/συγκεκριμένη εκδρομή;)</text:span>: Πολύ γρήγορο. Ανάκτηση του εγγράφου της εκδρομής από τη tours δίνει άμεσα τη λίστα των συμμετεχόντων (μέσω του participants). db.tours.findOne({ _id: ObjectId("...") })</text:p>
        </text:list-item>
      </text:list>
      <text:p text:style-name="P5">Για Ερωτήματα (α):</text:p>
      <text:list xml:id="list886111596" text:style-name="WWNum7">
        <text:list-item>
          <text:p text:style-name="P9"><text:span text:style-name="T5">α.1 (Πόσες κρατήσεις/πελάτη):</text:span> Αποτελεσματικό μέσω aggregation στη customers, χρησιμοποιώντας $project για να πάρουμε το μέγεθος ($size) του πίνακα bookings. Διαφορετική προσέγγιση από τον Σχεδιασμό Α, αλλά γρήγορη.</text:p>
        </text:list-item>
        <text:list-item>
          <text:p text:style-name="P16"><text:span text:style-name="T5">α.2 (Κρατήσεις/χρονικό διάστημα)</text:span>: Πιθανώς πολύ πιο αργό και πολύπλοκο. Απαιτεί σάρωση όλων των εγγράφων στη συλλογή customers και φιλτράρισμα μέσα στον ενσωματωμένο πίνακα bookings για κάθε έγγραφο. Δεν είναι η βέλτιστη προσέγγιση για τέτοιου είδους range queries.</text:p>
        </text:list-item>
        <text:list-item>
          <text:p text:style-name="P16"><text:span text:style-name="T5">α.3 (Πτήσεις βάσει κριτηρίων)</text:span>: Πολύ αποτελεσματικό (ίδιο με Σχεδιασμό Α).</text:p>
        </text:list-item>
        <text:list-item>
          <text:p text:style-name="P16"><text:span text:style-name="T5">α.4 (Ξενοδοχεία/εύρος τιμών)</text:span>: Πολύ αποτελεσματικό (ίδιο με Σχεδιασμό Α).</text:p>
        </text:list-item>
        <text:list-item>
          <text:p text:style-name="P20"><text:soft-page-break/><text:span text:style-name="T5">α.5 (Εκδρομές/πελάτη)</text:span>: Εξαιρετικά γρήγορο (ίδιο αποτέλεσμα με β.1 ουσιαστικά, απλά φιλτράρουμε τοπικά τον πίνακα bookings για items τύπου tour μετά την ανάγνωση του εγγράφου του πελάτη).</text:p>
        </text:list-item>
      </text:list>
      <text:p text:style-name="P5"/>
      <text:p text:style-name="P5">Αυτός ο σχεδιασμός μειώνει δραστικά την ανάγκη για $lookup (joins) για τα συγκεκριμένα ερωτήματα (β), κάνοντας τις αντίστοιχες αναγνώσεις πολύ γρήγορες. Το τίμημα είναι η πιθανή επανάληψη δεδομένων (data duplication - π.χ. όνομα ξενοδοχείου σε κάθε κράτηση πελάτη) και το ότι ορισμένα άλλα queries (όπως το β.3) μπορεί να απαιτούν σάρωση ενσωματωμένων πεδίων, η οποία, αν και εφικτή με indexes, μπορεί να είναι πιο αργή σε πολύ μεγάλα datasets σε σύγκριση με το query σε μια πιο "επίπεδη" συλλογή όπως οι bookings του Σχεδιασμού Α. Επίσης, οι ενημερώσεις σε δεδομένα που επαναλαμβάνονται (π.χ. αλλαγή ονόματος ξενοδοχείου) απαιτούν ενημέρωση σε πολλαπλά έγγραφα.</text:p>
      <text:p text:style-name="P5"><text:span text:style-name="T3">4. Συμπεράσματα &amp; Προτάσεις</text:span></text:p>
      <text:p text:style-name="P5">Η ανάλυση των δύο εναλλακτικών σχεδιασμών βάσης δεδομένων MongoDB για το ταξιδιωτικό γραφείο καταδεικνύει τη θεμελιώδη σημασία της κατανόησης των κυρίαρχων προτύπων πρόσβασης στα δεδομένα (query patterns) κατά τη φάση του σχεδιασμού. Δεν υπάρχει ένας μοναδικός "σωστός" τρόπος μοντελοποίησης, αλλά μια σειρά από trade-offs που πρέπει να σταθμιστούν.</text:p>
      <text:list xml:id="list3168129629" text:style-name="WWNum5">
        <text:list-item>
          <text:p text:style-name="P10"><text:span text:style-name="T5">Ο Σχεδιασμός Α</text:span>, με την έμφαση στις αναφορές, προσφέρει μεγαλύτερη ευελιξία για ad-hoc ερωτήματα, μειώνει την επανάληψη δεδομένων και απλοποιεί τις ενημερώσεις σε οντότητες όπως τα ξενοδοχεία ή οι πτήσεις. Είναι ιδανικός εάν η εφαρμογή εκτελεί συχνά συγκεντρωτικές αναλύσεις, στατιστικές αναφορές (ερωτήματα τύπου α) ή απαιτεί συνεπή δεδομένα σε όλο το σύστημα. Το κόστος είναι η πιθανή ανάγκη για πολλαπλές αναγνώσεις ή τη χρήση $lookup για τη σύνθεση ολοκληρωμένων προβολών (π.χ., όλες οι λεπτομέρειες μιας κράτησης).</text:p>
        </text:list-item>
        <text:list-item>
          <text:p text:style-name="P21"><text:span text:style-name="T5">Ο Σχεδιασμός Β</text:span>, με την εκτεταμένη χρήση ενσωμάτωσης, παρέχει εξαιρετική απόδοση ανάγνωσης για τα συγκεκριμένα ερωτήματα για τα οποία βελτιστοποιήθηκε (ερωτήματα τύπου β), όπως η ανάκτηση όλων των κρατήσεων ενός πελάτη με μία μόνο πρόσβαση στη βάση. Αυτό μπορεί να είναι κρίσιμο για use cases που απαιτούν γρήγορη φόρτωση τέτοιων προβολών. Τα μειονεκτήματα περιλαμβάνουν την πιθανή επανάληψη δεδομένων, τα μεγαλύτερα έγγραφα και την αυξημένη πολυπλοκότητα κατά την ενημέρωση δεδομένων που υπάρχουν σε πολλαπλά σημεία (π.χ., αλλαγή ονόματος ξενοδοχείου).</text:p>
        </text:list-item>
      </text:list>
      <text:p text:style-name="P5"><text:span text:style-name="T5">Πρόταση:</text:span></text:p>
      <text:p text:style-name="P5">Η επιλογή μεταξύ των δύο σχεδιασμών θα πρέπει να βασιστεί στα πιο συχνά και κρίσιμα για την απόδοση ερωτήματα της εφαρμογής:</text:p>
      <text:list xml:id="list1157867965" text:style-name="WWNum4">
        <text:list-item>
          <text:p text:style-name="P11">Εάν οι <text:span text:style-name="T5">συγκεντρωτικές αναφορές, οι στατιστικές και οι ευρείες αναζητήσεις</text:span> (ερωτήματα α) είναι πρωταρχικής σημασίας, προτείνεται ο <text:span text:style-name="T5">Σχεδιασμός Α</text:span>.</text:p>
        </text:list-item>
        <text:list-item>
          <text:p text:style-name="P22">Εάν η <text:span text:style-name="T5">ταχύτατη ανάκτηση του πλήρους προφίλ μιας οντότητας</text:span> (π.χ., όλες οι κρατήσεις του πελάτη Χ, οι εκδρομές του ξεναγού Ψ - ερωτήματα β) είναι η βασική απαίτηση, προτείνεται ο <text:span text:style-name="T5">Σχεδιασμός Β</text:span>.</text:p>
        </text:list-item>
      </text:list>
      <text:p text:style-name="P5">Είναι επίσης δυνατόν να εφαρμοστεί μια <text:span text:style-name="T5">υβριδική προσέγγιση</text:span>, ξεκινώντας ίσως με τον Σχεδιασμό Α και εφαρμόζοντας επιλεκτική ενσωμάτωση (denormalization) για συγκεκριμένα πεδία ή σχέσεις που απαιτούν βελτιστοποίηση στην ανάγνωση, παρακολουθώντας πάντα τις επιπτώσεις στην απόδοση και τη συντηρησιμότητα.</text:p>
      <text:p text:style-name="Standard"><draw:rect text:anchor-type="as-char" style:rel-width="100%" draw:z-index="0" draw:style-name="gr1" draw:text-style-name="P33" svg:width="0.0012in" svg:height="0.0213in"><text:p/></draw:rect></text:p>
      <text:p text:style-name="Standard"/>
      <text:p text:style-name="Standard"><text:span text:style-name="T2">Ερώτημα Β</text:span></text:p>
      <text:p text:style-name="P2">1. Εμφανίστε το πλήθος των εγγράφων που υπάρχουν στη συλλογή movies (ταινίες).</text:p>
      <text:p text:style-name="P2"/>
      <text:p text:style-name="P2"><text:span text:style-name="T5">db.movies.countDocuments()</text:span></text:p>
      <text:p text:style-name="P2"/>
      <text:p text:style-name="P2">2. Εμφανίστε μόνο τον τίτλο, το έτος, τους σκηνοθέτες και τα είδη για για τις 20 πιο πρόσφατες ταινίες, ταξινομημένες κατά έτος και αλφαβητική σειρά.</text:p>
      <text:p text:style-name="P2"/>
      <text:p text:style-name="P2"><text:soft-page-break/><text:span text:style-name="T5">db.movies.find(</text:span></text:p>
      <text:p text:style-name="P2"><text:span text:style-name="T5"><text:s text:c="4"/>{ directors: { $exists: true } }, </text:span></text:p>
      <text:p text:style-name="P2"><text:span text:style-name="T5"><text:s text:c="4"/>{ title: 1, year: 1, directors: 1, genres: 1, _id: 0 })</text:span></text:p>
      <text:p text:style-name="P2"><text:span text:style-name="T5"><text:s text:c="3"/>.sort({ year: -1, title: 1 }).limit(20)</text:span></text:p>
      <text:p text:style-name="P2"/>
      <text:p text:style-name="P2">3. Εμφανίστε τον τίτλο και το έτος για τις ταινίες για τις ταινίες που κυκλοφόρησαν μετά το 1970 και έχουν rated “NOT RATED”.</text:p>
      <text:p text:style-name="P2"/>
      <text:p text:style-name="P2"><text:span text:style-name="T5">db.movies.find(</text:span></text:p>
      <text:p text:style-name="P2"><text:span text:style-name="T5"><text:s text:c="4"/>{ year: { $gt: 1970 }, rated: "NOT RATED" },</text:span></text:p>
      <text:p text:style-name="P2"><text:span text:style-name="T5"><text:s text:c="4"/>{ title: 1, year: 1, _id: 0 })</text:span></text:p>
      <text:p text:style-name="P2"/>
      <text:p text:style-name="P2">4. Εμφανίστε τα στοιχεία των ταινιών που έχουν ως είδος “Comedy” ή “Romance”.</text:p>
      <text:p text:style-name="P2"/>
      <text:p text:style-name="P2"><text:span text:style-name="T5">db.movies.find({</text:span></text:p>
      <text:p text:style-name="P2"><text:span text:style-name="T5"><text:s text:c="4"/>genres: { $in: ["Comedy", "Romance"] }})</text:span></text:p>
      <text:p text:style-name="P2"/>
      <text:p text:style-name="P2">5. Εμφανίστε τα στοιχεία των ταινιών στις οποίες παίζει ο “Tom Hanks” και η “Meg Ryan”.</text:p>
      <text:p text:style-name="P2"/>
      <text:p text:style-name="P2"><text:span text:style-name="T5">db.movies.find({</text:span></text:p>
      <text:p text:style-name="P2"><text:span text:style-name="T5"><text:s text:c="4"/>cast: { $all: ["Tom Hanks", "Meg Ryan"] }})</text:span></text:p>
      <text:p text:style-name="P2"/>
      <text:p text:style-name="P2"><text:soft-page-break/>6. Εμφανίστε τα στοιχεία των ταινιών στις οποίες παίζει o “Hugo Weaving” αλλά όχι ο “Keanu Reeves”.</text:p>
      <text:p text:style-name="P2"/>
      <text:p text:style-name="P2"><text:span text:style-name="T5">db.movies.find({</text:span></text:p>
      <text:p text:style-name="P2"><text:span text:style-name="T5"><text:s text:c="4"/>cast: { $in: ["Hugo Weaving"], $nin: ["Keanu Reeves"] }})</text:span></text:p>
      <text:p text:style-name="P2"/>
      <text:p text:style-name="P2">7. Εμφανίστε το μέσο πλήθος σχολίων (num_mflix_comments) που έχουν οι ταινίες.</text:p>
      <text:p text:style-name="P2"/>
      <text:p text:style-name="P2"><text:span text:style-name="T5">db.movies.aggregate([</text:span></text:p>
      <text:p text:style-name="P2"><text:span text:style-name="T5"><text:s text:c="4"/>{ $group: { _id: null, avgComments: { $avg: "$num_mflix_comments" } } }])</text:span></text:p>
      <text:p text:style-name="P2"/>
      <text:p text:style-name="P2">8. Εμφανίστε τη μέγιστη και την ελάχιστη διάρκεια των ταινιών παραγωγής “USA”.</text:p>
      <text:p text:style-name="P2"/>
      <text:p text:style-name="P2"><text:span text:style-name="T5">db.movies.aggregate([</text:span></text:p>
      <text:p text:style-name="P2"><text:span text:style-name="T5"><text:s text:c="4"/>{ $match: { countries: "USA" } },</text:span></text:p>
      <text:p text:style-name="P2"><text:span text:style-name="T5"><text:s text:c="4"/>{ $group: { </text:span></text:p>
      <text:p text:style-name="P2"><text:span text:style-name="T5"><text:s text:c="8"/>_id: null, </text:span></text:p>
      <text:p text:style-name="P2"><text:span text:style-name="T5"><text:s text:c="8"/>maxRuntime: { $max: "$runtime" }, </text:span></text:p>
      <text:p text:style-name="P2"><text:span text:style-name="T5"><text:s text:c="8"/>minRuntime: { $min: "$runtime" } } }])</text:span></text:p>
      <text:p text:style-name="P2"/>
      <text:p text:style-name="P2">9. Εμφανίστε το πλήθος των ταινιών ανά χαρακτηρισμό ταινίας (rated) και έτος.</text:p>
      <text:p text:style-name="P2"/>
      <text:p text:style-name="P2"><text:soft-page-break/><text:span text:style-name="T5">db.movies.aggregate([</text:span></text:p>
      <text:p text:style-name="P2"><text:span text:style-name="T5"><text:s text:c="4"/>{ $group: { </text:span></text:p>
      <text:p text:style-name="P2"><text:span text:style-name="T5"><text:s text:c="8"/>_id: { rated: "$rated", year: "$year" }, </text:span></text:p>
      <text:p text:style-name="P2"><text:span text:style-name="T5"><text:s text:c="8"/>count: { $sum: 1 } } },</text:span></text:p>
      <text:p text:style-name="P2"><text:span text:style-name="T5"><text:s text:c="7"/>{ $sort: { "_id.year": 1, "_id.rated": 1 } }])</text:span></text:p>
      <text:p text:style-name="P2"/>
      <text:p text:style-name="P2">10. Εμφανίστε το πλήθος και το συνολικό αριθμό σχολίων (num_mflix_comments) για τις ταινίες που έχουν διάρκεια άνω των 100 λεπτών ανά έτος.</text:p>
      <text:p text:style-name="P2"/>
      <text:p text:style-name="P2"><text:span text:style-name="T5">db.movies.aggregate([</text:span></text:p>
      <text:p text:style-name="P2"><text:span text:style-name="T5"><text:s text:c="4"/>{ $match: { runtime: { $gt: 100 } } },</text:span></text:p>
      <text:p text:style-name="P2"><text:span text:style-name="T5"><text:s text:c="4"/>{ $group: { </text:span></text:p>
      <text:p text:style-name="P2"><text:span text:style-name="T5"><text:s text:c="8"/>_id: "$year", </text:span></text:p>
      <text:p text:style-name="P2"><text:span text:style-name="T5"><text:s text:c="8"/>count: { $sum: 1 }, </text:span></text:p>
      <text:p text:style-name="P2"><text:span text:style-name="T5"><text:s text:c="8"/>totalComments: { $sum: "$num_mflix_comments" } </text:span></text:p>
      <text:p text:style-name="P2"><text:span text:style-name="T5"><text:s text:c="4"/>} },</text:span></text:p>
      <text:p text:style-name="P2"><text:span text:style-name="T5"><text:s text:c="4"/>{ $sort: { _id: 1 } }])</text:span></text:p>
      <text:p text:style-name="P2"/>
      <text:p text:style-name="P2">11. Εμφανίστε το πλήθος των ταινιών που έχουν τουλάχιστον 5 υποψηφιότητες για βραβεία ανά έτος, για τα έτη που έχουν τουλάχιστον 3 τέτοιες ταινίες.</text:p>
      <text:p text:style-name="P2"/>
      <text:p text:style-name="P2"><text:span text:style-name="T5">db.movies.aggregate([</text:span></text:p>
      <text:p text:style-name="P2"><text:span text:style-name="T5"><text:s text:c="4"/>{ $match: { "awards.nominations": { $gte: 5 } } },</text:span></text:p>
      <text:p text:style-name="P2"><text:soft-page-break/><text:span text:style-name="T5"><text:s text:c="4"/>{ $group: { </text:span></text:p>
      <text:p text:style-name="P2"><text:span text:style-name="T5"><text:s text:c="8"/>_id: "$year", </text:span></text:p>
      <text:p text:style-name="P2"><text:span text:style-name="T5"><text:s text:c="8"/>count: { $sum: 1 } } },</text:span></text:p>
      <text:p text:style-name="P2"><text:span text:style-name="T5"><text:s text:c="4"/>{ $match: { count: { $gte: 3 } } },</text:span></text:p>
      <text:p text:style-name="P2"><text:span text:style-name="T5"><text:s text:c="4"/>{ $sort: { _id: 1 } }])</text:span></text:p>
      <text:p text:style-name="P2"/>
      <text:p text:style-name="P2">12. Εμφανίστε το πλήθος και τη λίστα των τίτλων των ταινιών ανά είδος για τις ταινίες στις οποίες έχει παίξει ο “Keanu Reeves”.</text:p>
      <text:p text:style-name="P2"/>
      <text:p text:style-name="P2"><text:span text:style-name="T5">db.movies.aggregate([</text:span></text:p>
      <text:p text:style-name="P2"><text:span text:style-name="T5"><text:s text:c="4"/>{ $match: { cast: "Keanu Reeves" } },</text:span></text:p>
      <text:p text:style-name="P2"><text:span text:style-name="T5"><text:s text:c="4"/>{ $unwind: "$genres" },</text:span></text:p>
      <text:p text:style-name="P2"><text:span text:style-name="T5"><text:s text:c="4"/>{ $group: { </text:span></text:p>
      <text:p text:style-name="P2"><text:span text:style-name="T5"><text:s text:c="8"/>_id: "$genres", </text:span></text:p>
      <text:p text:style-name="P2"><text:span text:style-name="T5"><text:s text:c="8"/>count: { $sum: 1 }, </text:span></text:p>
      <text:p text:style-name="P2"><text:span text:style-name="T5"><text:s text:c="8"/>titles: { $push: "$title" } } }])</text:span></text:p>
      <text:p text:style-name="P2"/>
      <text:p text:style-name="P2">13. Εμφανίστε το πλήθος και τη λίστα των ταινιών ανά χώρα και είδος, για τα ζεύγη που έχουν λιγότερες από 20 ταινίες.</text:p>
      <text:p text:style-name="P2"/>
      <text:p text:style-name="P2"><text:span text:style-name="T5">db.movies.aggregate([</text:span></text:p>
      <text:p text:style-name="P2"><text:span text:style-name="T5"><text:s text:c="4"/>{ $unwind: "$countries" },</text:span></text:p>
      <text:p text:style-name="P2"><text:span text:style-name="T5"><text:s text:c="4"/>{ $unwind: "$genres" },</text:span></text:p>
      <text:p text:style-name="P2"><text:soft-page-break/><text:span text:style-name="T5"><text:s text:c="4"/>{ $group: { </text:span></text:p>
      <text:p text:style-name="P2"><text:span text:style-name="T5"><text:s text:c="8"/>_id: { country: "$countries", genre: "$genres" }, </text:span></text:p>
      <text:p text:style-name="P2"><text:span text:style-name="T5"><text:s text:c="8"/>count: { $sum: 1 }, </text:span></text:p>
      <text:p text:style-name="P2"><text:span text:style-name="T5"><text:s text:c="8"/>titles: { $push: "$title" } } },</text:span></text:p>
      <text:p text:style-name="P2"><text:span text:style-name="T5"><text:s text:c="4"/>{ $match: { count: { $lt: 20 } } }])</text:span></text:p>
      <text:p text:style-name="P2"/>
      <text:p text:style-name="P2">14. Εμφανίστε τον ηθοποιό που έχει παίξει στις περισσότερες ταινίες.</text:p>
      <text:p text:style-name="P2"/>
      <text:p text:style-name="P2"><text:span text:style-name="T5">db.movies.aggregate([</text:span></text:p>
      <text:p text:style-name="P2"><text:span text:style-name="T5"><text:s text:c="4"/>{ $unwind: "$cast" },</text:span></text:p>
      <text:p text:style-name="P2"><text:span text:style-name="T5"><text:s text:c="4"/>{ $group: { </text:span></text:p>
      <text:p text:style-name="P2"><text:span text:style-name="T5"><text:s text:c="8"/>_id: "$cast", </text:span></text:p>
      <text:p text:style-name="P2"><text:span text:style-name="T5"><text:s text:c="8"/>count: { $sum: 1 } } },</text:span></text:p>
      <text:p text:style-name="P2"><text:span text:style-name="T5"><text:s text:c="4"/>{ $sort: { count: -1 } },</text:span></text:p>
      <text:p text:style-name="P2"><text:span text:style-name="T5"><text:s text:c="4"/>{ $limit: 1 }])</text:span></text:p>
      <text:p text:style-name="P2"/>
      <text:p text:style-name="P2">15. Εμφανίστε τις ταινίες για τις οποίες έχει κάνει σχόλια ο χρήστης με όνομα “Jon Snow” (συλλογή comments και movies).</text:p>
      <text:p text:style-name="Standard"/>
      <text:p text:style-name="Standard"><text:span text:style-name="T5">db.comments.aggregate([</text:span></text:p>
      <text:p text:style-name="Standard"><text:span text:style-name="T5"><text:s text:c="4"/>{ $match: { name: "Jon Snow" } },</text:span></text:p>
      <text:p text:style-name="Standard"><text:span text:style-name="T5"><text:s text:c="4"/>{ $lookup: { </text:span></text:p>
      <text:p text:style-name="Standard"><text:soft-page-break/><text:span text:style-name="T5"><text:s text:c="8"/>from: "movies", </text:span></text:p>
      <text:p text:style-name="Standard"><text:span text:style-name="T5"><text:s text:c="8"/>localField: "movie_id", </text:span></text:p>
      <text:p text:style-name="Standard"><text:span text:style-name="T5"><text:s text:c="8"/>foreignField: "_id", </text:span></text:p>
      <text:p text:style-name="Standard"><text:span text:style-name="T5"><text:s text:c="8"/>as: "movie" </text:span></text:p>
      <text:p text:style-name="Standard"><text:span text:style-name="T5"><text:s text:c="4"/>} },</text:span></text:p>
      <text:p text:style-name="Standard"><text:span text:style-name="T5"><text:s text:c="4"/>{ $unwind: "$movie" },</text:span></text:p>
      <text:p text:style-name="Standard"><text:span text:style-name="T5"><text:s text:c="4"/>{ $replaceRoot: { newRoot: "$movi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5" meta:paragraph-count="435" meta:word-count="3198" meta:character-count="26053" meta:non-whitespace-character-count="22022"/>
    <meta:generator>LibreOfficeDev/6.0.5.2$Linux_X86_64 LibreOffice_project/</meta:generator>
  </office:meta>
</office:document-meta>
</file>